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paragraph-rsid="002eabfc"/>
    </style:style>
    <style:style style:name="P26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7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Text_20_body" style:list-style-name="L1">
      <style:text-properties officeooo:paragraph-rsid="0046cc6d"/>
    </style:style>
    <style:style style:name="P31" style:family="paragraph" style:parent-style-name="Text_20_body" style:list-style-name="L1">
      <style:text-properties officeooo:paragraph-rsid="004b5c4e"/>
    </style:style>
    <style:style style:name="P32" style:family="paragraph" style:parent-style-name="Text_20_body" style:list-style-name="L1">
      <style:text-properties officeooo:rsid="004b5c4e" officeooo:paragraph-rsid="004b5c4e"/>
    </style:style>
    <style:style style:name="P33" style:family="paragraph" style:parent-style-name="Text_20_body" style:list-style-name="L1">
      <style:text-properties officeooo:rsid="004b5c4e" officeooo:paragraph-rsid="004c0389"/>
    </style:style>
    <style:style style:name="P34" style:family="paragraph" style:parent-style-name="Text_20_body" style:list-style-name="L1">
      <style:text-properties officeooo:rsid="004b5c4e" officeooo:paragraph-rsid="004c8d02"/>
    </style:style>
    <style:style style:name="P35" style:family="paragraph" style:parent-style-name="Text_20_body" style:list-style-name="L1">
      <style:text-properties officeooo:rsid="004b5c4e" officeooo:paragraph-rsid="0050d07e"/>
    </style:style>
    <style:style style:name="P36" style:family="paragraph" style:parent-style-name="Text_20_body" style:list-style-name="L2">
      <style:text-properties officeooo:rsid="00366cb8" officeooo:paragraph-rsid="003f3001"/>
    </style:style>
    <style:style style:name="P37" style:family="paragraph" style:parent-style-name="Text_20_body" style:list-style-name="L2">
      <style:text-properties officeooo:rsid="00366cb8" officeooo:paragraph-rsid="004df380"/>
    </style:style>
    <style:style style:name="P38" style:family="paragraph" style:parent-style-name="Text_20_body" style:list-style-name="L2">
      <style:text-properties officeooo:rsid="00366cb8" officeooo:paragraph-rsid="005059c7"/>
    </style:style>
    <style:style style:name="P39" style:family="paragraph" style:parent-style-name="Text_20_body" style:list-style-name="L2">
      <style:text-properties officeooo:rsid="004df380" officeooo:paragraph-rsid="004df380"/>
    </style:style>
    <style:style style:name="P40" style:family="paragraph" style:parent-style-name="Text_20_body" style:list-style-name="L3">
      <style:text-properties officeooo:rsid="004161ac" officeooo:paragraph-rsid="004161ac"/>
    </style:style>
    <style:style style:name="P41" style:family="paragraph" style:parent-style-name="Text_20_body" style:list-style-name="L3">
      <style:text-properties officeooo:rsid="005059c7" officeooo:paragraph-rsid="005059c7"/>
    </style:style>
    <style:style style:name="P42" style:family="paragraph" style:parent-style-name="Text_20_body" style:list-style-name="L1">
      <style:text-properties officeooo:rsid="0050d07e" officeooo:paragraph-rsid="0050d07e"/>
    </style:style>
    <style:style style:name="P43" style:family="paragraph" style:parent-style-name="Heading_20_2" style:list-style-name="">
      <style:text-properties officeooo:rsid="002eabfc" officeooo:paragraph-rsid="002eabfc"/>
    </style:style>
    <style:style style:name="P44" style:family="paragraph" style:parent-style-name="Heading_20_1" style:master-page-name="Cos">
      <style:paragraph-properties fo:text-align="center" style:justify-single-word="false" style:page-number="auto"/>
    </style:style>
    <style:style style:name="P45" style:family="paragraph" style:parent-style-name="Heading_20_1">
      <style:paragraph-properties fo:break-before="page"/>
      <style:text-properties officeooo:rsid="002eabfc" officeooo:paragraph-rsid="002eabfc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2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2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2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2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2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officeooo:rsid="004df380"/>
    </style:style>
    <style:style style:name="T16" style:family="text">
      <style:text-properties officeooo:rsid="005059c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8">NOTIB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2290819727" text:style-name="Outline">
        <text:list-header>
          <text:h text:style-name="P4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_Toc21421_3940995463" text:style-name="Index_20_Link" text:visited-style-name="Index_20_Link">Control de versions del document<text:tab/>2</text:a></text:p>
          <text:p text:style-name="P28"><text:a xlink:type="simple" xlink:href="#__RefHeading___Toc21295_3940995463" text:style-name="Index_20_Link" text:visited-style-name="Index_20_Link">1. Versió 0.9.65<text:tab/>4</text:a></text:p>
          <text:p text:style-name="P29"><text:a xlink:type="simple" xlink:href="#__RefHeading___Toc660_249985081" text:style-name="Index_20_Link" text:visited-style-name="Index_20_Link">Modificacions incloses dins aquesta versió<text:tab/>4</text:a></text:p>
          <text:p text:style-name="P29"><text:a xlink:type="simple" xlink:href="#__RefHeading___Toc662_249985081" text:style-name="Index_20_Link" text:visited-style-name="Index_20_Link">Canvis en la base de dades<text:tab/>4</text:a></text:p>
          <text:p text:style-name="P29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12022211228754" text:continue-numbering="true" text:style-name="Outline">
        <text:list-item>
          <text:h text:style-name="P45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7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6">(Resum de modificacions incloses a dins aquesta versió)</text:p>
          </table:table-cell>
        </table:table-row>
      </table:table>
      <text:p text:style-name="P25"/>
      <text:h text:style-name="P43" text:outline-level="2"><text:bookmark-start text:name="__RefHeading___Toc660_249985081"/>Modificacions incloses dins aquesta versió<text:bookmark-end text:name="__RefHeading___Toc660_249985081"/></text:h>
      <text:list xml:id="list3498820688" text:style-name="L1">
        <text:list-item>
          <text:p text:style-name="P30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31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32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32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32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33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34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35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<text:span text:style-name="T14">6</text:span></text:a><text:span text:style-name="T14">1</text:span><text:span text:style-name="T11">: </text:span><text:span text:style-name="T14">Integració de Notib amb registre.</text:span></text:p>
        </text:list-item>
        <text:list-item>
          <text:p text:style-name="P35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<text:span text:style-name="T14">6</text:span></text:a><text:span text:style-name="T14">2: Integració de Notib amb el visor de documents imprimibles (Interfície).</text:span></text:p>
        </text:list-item>
        <text:list-item>
          <text:p text:style-name="P42"><text:span text:style-name="T14">#</text:span><text:span text:style-name="T10">63: Implementar plugin de documents imprimibles per CSV (CAIB).</text:span></text:p>
        </text:list-item>
        <text:list-item>
          <text:p text:style-name="P42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4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2479303618" text:style-name="L2">
        <text:list-item>
          <text:p text:style-name="P36"><text:span text:style-name="T9">54</text:span>.<text:span text:style-name="T6">sql</text:span>:<text:tab/> <text:s/><text:span text:style-name="T15">Afegir les taules per el manteniment dels procediments, grups, pagadors postals i pagadors cie.</text:span></text:p>
        </text:list-item>
        <text:list-item>
          <text:p text:style-name="P39">55.sql: <text:s text:c="3"/>Afegir paràmetres registre per notificació.</text:p>
        </text:list-item>
        <text:list-item>
          <text:p text:style-name="P37"><text:span text:style-name="T9">59</text:span>.<text:span text:style-name="T6">sql</text:span>: <text:span text:style-name="T15">Afegir taula NOT_COLUMNES per controlar la visibilitat de les columnes d’enviaments.</text:span></text:p>
        </text:list-item>
        <text:list-item>
          <text:p text:style-name="P38"><text:span text:style-name="T16">67</text:span>.<text:span text:style-name="T6">sql</text:span>: <text:tab/> <text:s/><text:span text:style-name="T16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43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1076290530" text:style-name="L3">
        <text:list-item>
          <text:p text:style-name="P40"><text:span text:style-name="T16">61</text:span>.properties: Poder configurar, <text:span text:style-name="T16">mitjançant propietats, el plugin de regweb per poder registrar la sortida d’una notificació.</text:span></text:p>
        </text:list-item>
        <text:list-item>
          <text:p text:style-name="P41">64.properties: <text:s/>Configuració del plugin d’arxiu per poder obtenir la versió imprimible d’un document a partir del UUID o CSV indicat a la notificació V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</text:page-number></text:span><text:span text:style-name="MT1"><text:s/>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27T11:20:21.435999800">27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9H15M21S</meta:editing-duration>
    <meta:editing-cycles>36</meta:editing-cycles>
    <meta:generator>LibreOffice/6.0.2.1$Windows_X86_64 LibreOffice_project/f7f06a8f319e4b62f9bc5095aa112a65d2f3ac89</meta:generator>
    <dc:date>2019-02-27T11:20:21.233000000</dc:date>
    <meta:document-statistic meta:table-count="7" meta:image-count="0" meta:object-count="0" meta:page-count="5" meta:paragraph-count="67" meta:word-count="387" meta:character-count="2515" meta:non-whitespace-character-count="2202"/>
  </office:meta>
</office:document-meta>
</file>